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3331231 孙圣 Part4</text:p>
      <text:p text:style-name="P1">Set7</text:p>
      <text:list xml:id="list1962905607" text:style-name="L1">
        <text:list-item>
          <text:p text:style-name="P4">What methods are implemented in Critter?</text:p>
        </text:list-item>
      </text:list>
      <text:p text:style-name="P3"><text:tab/></text:p>
      <text:p text:style-name="P3"><text:tab/><text:span text:style-name="T1">act(); getActors(); processActors(); getMoveLocations(); selectMoveLocation(); makeMove();</text:span></text:p>
      <text:p text:style-name="P3"/>
      <text:p text:style-name="P3"/>
      <text:list xml:id="list1980492409" text:continue-numbering="true" text:style-name="L1">
        <text:list-item>
          <text:p text:style-name="P4">What are the five basic actions common to all critters when they act?<text:line-break/></text:p>
        </text:list-item>
      </text:list>
      <text:p text:style-name="P3"><text:tab/><text:span text:style-name="T1">ArrayList&lt;Actor&gt; actors = getActors();</text:span></text:p>
      <text:p text:style-name="P5"><text:s text:c="7"/><text:tab/>processActors(actors);</text:p>
      <text:p text:style-name="P5"><text:s text:c="8"/><text:tab/>ArrayList&lt;Location&gt; moveLocs = getMoveLocations();</text:p>
      <text:p text:style-name="P5"><text:s text:c="7"/><text:tab/>Location loc = selectMoveLocation(moveLocs);</text:p>
      <text:p text:style-name="P5"><text:s text:c="7"/><text:tab/>makeMove(loc);</text:p>
      <text:p text:style-name="P3"/>
      <text:p text:style-name="P3"/>
      <text:list xml:id="list1000821823" text:continue-numbering="true" text:style-name="L1">
        <text:list-item>
          <text:p text:style-name="P4">Should subclasses of Critter override the getActors method? Explain.<text:line-break/></text:p>
        </text:list-item>
      </text:list>
      <text:p text:style-name="P3"><text:tab/>Yes. Different critters have different ways to find their neighbors (e.g. Some find all their <text:tab/>neighbors while others just find the neighbors to the front.), so some subclasses should override </text:p>
      <text:p text:style-name="P3"><text:tab/>the method to implement different fuctions.</text:p>
      <text:p text:style-name="P3"/>
      <text:p text:style-name="P3"/>
      <text:list xml:id="list1744486004" text:continue-numbering="true" text:style-name="L1">
        <text:list-item>
          <text:p text:style-name="P4">Describe the way that a critter could process actors.<text:line-break/></text:p>
        </text:list-item>
      </text:list>
      <text:p text:style-name="P3"><text:tab/>Change the color of the actors.</text:p>
      <text:p text:style-name="P3"/>
      <text:p text:style-name="P3"/>
      <text:list xml:id="list683364185" text:continue-numbering="true" text:style-name="L1">
        <text:list-item>
          <text:p text:style-name="P4">What three methods must be invoked to make a critter move? Explain each of these methods.<text:line-break/></text:p>
        </text:list-item>
      </text:list>
      <text:p text:style-name="P3"><text:tab/>1) g<text:span text:style-name="T1">etMoveLocations(); </text:span><text:span text:style-name="T2"><text:s/>Get all the neighboring locations that a critter can move to.</text:span></text:p>
      <text:p text:style-name="P3"><text:span text:style-name="T1"><text:tab/>2) selectMoveLocation(); </text:span><text:span text:style-name="T2">From all the locations, select just one location randomly for the critter <text:tab/>to move to. <text:s/></text:span></text:p>
      <text:p text:style-name="P3"><text:span text:style-name="T1"><text:tab/>3) makeMove(); </text:span><text:span text:style-name="T2">Perform the move action.</text:span></text:p>
      <text:p text:style-name="P3"/>
      <text:p text:style-name="P3"/>
      <text:list xml:id="list1026545564" text:continue-numbering="true" text:style-name="L1">
        <text:list-item>
          <text:p text:style-name="P4">Why is there no Critter constructor?</text:p>
        </text:list-item>
      </text:list>
      <text:p text:style-name="P3"><text:tab/></text:p>
      <text:p text:style-name="P3"><text:tab/>Because Critter extends Actor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08:36:40</meta:creation-date>
    <dc:date>2015-08-21T09:00:31</dc:date>
    <meta:editing-duration>PT22M36S</meta:editing-duration>
    <meta:editing-cycles>31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72" meta:character-count="1229" meta:non-whitespace-character-count="1030"/>
  </office:meta>
</office:document-meta>
</file>